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19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18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17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1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1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1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1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10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09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288099557001</text:p>
          </table:table-cell>
          <table:table-cell office:value-type="string" calcext:value-type="string">
            <text:p>34N 22W 29A:G-04214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7664" calcext:value-type="float">
            <text:p>3.40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